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ClassNameTest_Collection.test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.setList( Collection &lt; B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ClassNameTest_Collection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